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ns utiles </text:p>
      <text:p text:style-name="P1"/>
      <text:p text:style-name="P1"/>
      <text:p text:style-name="P1"/>
      <text:p text:style-name="P2"><text:a xlink:type="simple" xlink:href="https://www.kabane.ca/en/" text:style-name="Internet_20_link" text:visited-style-name="Visited_20_Internet_20_Link">https://www.kabane.ca/en/</text:a></text:p>
      <text:p text:style-name="P2"><text:a xlink:type="simple" xlink:href="https://verholomchuk.cc/#works" text:style-name="Internet_20_link" text:visited-style-name="Visited_20_Internet_20_Link">https://verholomchuk.cc/#works</text:a></text:p>
      <text:p text:style-name="P2"><text:a xlink:type="simple" xlink:href="https://htmlcolorcodes.com/fr/noms-de-couleur/" text:style-name="Internet_20_link" text:visited-style-name="Visited_20_Internet_20_Link">https://htmlcolorcodes.com/fr/noms-de-couleur/</text:a></text:p>
      <text:p text:style-name="P2"><text:a xlink:type="simple" xlink:href="https://fontawesome.com/icons" text:style-name="Internet_20_link" text:visited-style-name="Visited_20_Internet_20_Link">https://fontawesome.com/icons</text:a></text:p>
      <text:p text:style-name="P2"><text:a xlink:type="simple" xlink:href="https://www.fontsquirrel.com/" text:style-name="Internet_20_link" text:visited-style-name="Visited_20_Internet_20_Link">https://www.fontsquirrel.com/</text:a></text:p>
      <text:p text:style-name="P2"><text:a xlink:type="simple" xlink:href="https://feedly.com/" text:style-name="Internet_20_link" text:visited-style-name="Visited_20_Internet_20_Link">https://feedly.com/</text:a></text:p>
      <text:p text:style-name="P2"><text:a xlink:type="simple" xlink:href="https://onepagelove.com/" text:style-name="Internet_20_link" text:visited-style-name="Visited_20_Internet_20_Link">https://onepagelove.com/</text:a></text:p>
      <text:p text:style-name="P2"><text:a xlink:type="simple" xlink:href="https://www.awwwards.com/" text:style-name="Internet_20_link" text:visited-style-name="Visited_20_Internet_20_Link">https://www.awwwards.com/</text:a></text:p>
      <text:p text:style-name="P2"><text:a xlink:type="simple" xlink:href="https://cssgradient.io/" text:style-name="Internet_20_link" text:visited-style-name="Visited_20_Internet_20_Link">https://cssgradient.io/</text:a></text:p>
      <text:p text:style-name="P2"><text:a xlink:type="simple" xlink:href="https://css-tricks.com/" text:style-name="Internet_20_link" text:visited-style-name="Visited_20_Internet_20_Link">https://css-tricks.com/</text:a></text:p>
      <text:p text:style-name="P2"><text:a xlink:type="simple" xlink:href="https://animista.net/" text:style-name="Internet_20_link" text:visited-style-name="Visited_20_Internet_20_Link">https://animista.net/</text:a></text:p>
      <text:p text:style-name="P2"><text:a xlink:type="simple" xlink:href="https://animate.style/" text:style-name="Internet_20_link" text:visited-style-name="Visited_20_Internet_20_Link">https://animate.style/</text:a></text:p>
      <text:p text:style-name="P2"><text:a xlink:type="simple" xlink:href="https://css-tricks.com/snippets/css/complete-guide-grid/" text:style-name="Internet_20_link" text:visited-style-name="Visited_20_Internet_20_Link">https://css-tricks.com/snippets/css/complete-guide-grid/</text:a></text:p>
      <text:p text:style-name="P2"/>
      <text:p text:style-name="P2"><text:a xlink:type="simple" xlink:href="https://cssgridgarden.com/#fr" text:style-name="Internet_20_link" text:visited-style-name="Visited_20_Internet_20_Link">https://cssgridgarden.com/#fr</text:a></text:p>
      <text:p text:style-name="P2"><text:a xlink:type="simple" xlink:href="https://www.youtube.com/watch?v=iC3TW93mUZw" text:style-name="Internet_20_link" text:visited-style-name="Visited_20_Internet_20_Link">https://www.youtube.com/watch?v=iC3TW93mUZw</text:a></text:p>
      <text:p text:style-name="P2">https://css-tricks.com/snippets/css/a-guide-to-flexbox/</text:p>
      <text:p text:style-name="P2"><text:a xlink:type="simple" xlink:href="https://onepagelove.com/the-nifty-portal" text:style-name="Internet_20_link" text:visited-style-name="Visited_20_Internet_20_Link">https://onepagelove.com/the-nifty-portal</text:a></text:p>
      <text:p text:style-name="P2"><text:a xlink:type="simple" xlink:href="https://www.24thandmeatballs.com/?ref=onepagelove" text:style-name="Internet_20_link" text:visited-style-name="Visited_20_Internet_20_Link">https://www.24thandmeatballs.com/?ref=onepagelove</text:a></text:p>
      <text:p text:style-name="P2"/>
      <text:p text:style-name="P4">RESSOURCE FIL ROUGE</text:p>
      <text:p text:style-name="P2"/>
      <text:p text:style-name="P2"><text:a xlink:type="simple" xlink:href="https://onepagelove.com/neoplants" text:style-name="Internet_20_link" text:visited-style-name="Visited_20_Internet_20_Link">https://onepagelove.com/neoplants</text:a></text:p>
      <text:p text:style-name="P2"><text:a xlink:type="simple" xlink:href="https://www.awwwards.com/sites/oh-happy-days" text:style-name="Internet_20_link" text:visited-style-name="Visited_20_Internet_20_Link">https://www.awwwards.com/sites/oh-happy-days</text:a></text:p>
      <text:p text:style-name="P2"><text:a xlink:type="simple" xlink:href="https://color.adobe.com/fr/create/color-wheel" text:style-name="Internet_20_link" text:visited-style-name="Visited_20_Internet_20_Link">https://color.adobe.com/fr/create/color-wheel</text:a></text:p>
      <text:p text:style-name="P2"><text:a xlink:type="simple" xlink:href="https://onepagelove.com/saint-james" text:style-name="Internet_20_link" text:visited-style-name="Visited_20_Internet_20_Link">https://onepagelove.com/saint-james</text:a></text:p>
      <text:p text:style-name="P2"><text:a xlink:type="simple" xlink:href="https://pixelsurplus.com/" text:style-name="Internet_20_link" text:visited-style-name="Visited_20_Internet_20_Link">https://pixelsurplus.com/</text:a></text:p>
      <text:p text:style-name="P2"><text:a xlink:type="simple" xlink:href="https://fr.freepik.com/" text:style-name="Internet_20_link" text:visited-style-name="Visited_20_Internet_20_Link">https://fr.freepik.com/</text:a></text:p>
      <text:p text:style-name="P2"><text:a xlink:type="simple" xlink:href="https://www.saintjamesicedtea.com/?ref=onepagelove" text:style-name="Internet_20_link" text:visited-style-name="Visited_20_Internet_20_Link">https://www.saintjamesicedtea.com/?ref=onepagelove</text:a></text:p>
      <text:p text:style-name="P2"><text:a xlink:type="simple" xlink:href="https://coverr.co/s?q=EAT" text:style-name="Internet_20_link" text:visited-style-name="Visited_20_Internet_20_Link">https://coverr.co/s?q=EAT</text:a></text:p>
      <text:p text:style-name="P2"><text:a xlink:type="simple" xlink:href="https://www.behance.net/" text:style-name="Internet_20_link" text:visited-style-name="Visited_20_Internet_20_Link">https://www.behance.net/</text:a></text:p>
      <text:p text:style-name="P2"/>
      <text:p text:style-name="P2"><text:a xlink:type="simple" xlink:href="https://fr.freepik.com/search?format=search&amp;query=circuit%20court" text:style-name="Internet_20_link" text:visited-style-name="Visited_20_Internet_20_Link">https://fr.freepik.com/search?format=search&amp;query=circuit%20court</text:a></text:p>
      <text:p text:style-name="P2"/>
      <text:p text:style-name="P2"><text:a xlink:type="simple" xlink:href="https://unsplash.com/s/photos/agriculture" text:style-name="Internet_20_link" text:visited-style-name="Visited_20_Internet_20_Link">https://unsplash.com/s/photos/agriculture</text:a></text:p>
      <text:p text:style-name="P2"><text:a xlink:type="simple" xlink:href="https://www.ethicosphere.fr/guide-ethique/circuit-court/" text:style-name="Internet_20_link" text:visited-style-name="Visited_20_Internet_20_Link">https://www.ethicosphere.fr/guide-ethique/circuit-court/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09T12:26:07.35</meta:creation-date>
    <dc:date>2022-03-09T17:54:57.87</dc:date>
    <meta:editing-duration>PT5H23M43S</meta:editing-duration>
    <meta:editing-cycles>5</meta:editing-cycles>
    <meta:generator>OpenOffice/4.1.11$Win32 OpenOffice.org_project/4111m1$Build-9808</meta:generator>
    <meta:document-statistic meta:table-count="0" meta:image-count="0" meta:object-count="0" meta:page-count="1" meta:paragraph-count="32" meta:word-count="35" meta:character-count="1086"/>
  </office:meta>
</office:document-meta>
</file>